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legreya SC" svg:font-family="'Alegreya SC'"/>
    <style:font-face style:name="Montserrat" svg:font-family="Montserrat, Arial, 'sans serif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4f8d1" officeooo:paragraph-rsid="0004f8d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normal" officeooo:paragraph-rsid="00048fdb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normal" officeooo:rsid="00048fdb" officeooo:paragraph-rsid="00048fdb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normal" officeooo:rsid="0004f8d1" officeooo:paragraph-rsid="0004f8d1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normal" officeooo:rsid="00194086" officeooo:paragraph-rsid="001325c1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paragraph-rsid="00050f6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normal" officeooo:paragraph-rsid="001a44b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paragraph-rsid="000ee8ac" style:font-size-asian="14pt" style:font-size-complex="14pt"/>
    </style:style>
    <style:style style:name="P10" style:family="paragraph" style:parent-style-name="Standard">
      <style:text-properties fo:font-size="14pt" style:text-underline-style="solid" style:text-underline-width="auto" style:text-underline-color="font-color" officeooo:paragraph-rsid="001a44b7" style:font-size-asian="14pt" style:font-size-complex="14pt"/>
    </style:style>
    <style:style style:name="P11" style:family="paragraph" style:parent-style-name="Standard">
      <style:text-properties fo:font-size="14pt" style:text-underline-style="none" fo:font-weight="normal" officeooo:paragraph-rsid="00050f66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4f8d1" officeooo:paragraph-rsid="00194086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paragraph-rsid="001a44b7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1a8dd6" officeooo:paragraph-rsid="001bd687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1bd687" officeooo:paragraph-rsid="001bd687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1bdf3d" officeooo:paragraph-rsid="001bd687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1bdf3d" officeooo:paragraph-rsid="001bdf3d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d719c" officeooo:paragraph-rsid="001d719c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f260c" officeooo:paragraph-rsid="001d719c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1f260c" officeooo:paragraph-rsid="002184b7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1f260c" officeooo:paragraph-rsid="001f260c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20dc1f" officeooo:paragraph-rsid="0020dc1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paragraph-rsid="001a44b7"/>
    </style:style>
    <style:style style:name="P24" style:family="paragraph" style:parent-style-name="Standard">
      <style:text-properties fo:font-size="12pt" style:text-underline-style="none" fo:font-weight="normal" officeooo:rsid="001325c1" officeooo:paragraph-rsid="001325c1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065a91" officeooo:paragraph-rsid="00050f66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065a91" officeooo:paragraph-rsid="001a44b7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19381" officeooo:paragraph-rsid="00119381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119381" officeooo:paragraph-rsid="001a44b7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19381" officeooo:paragraph-rsid="001325c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13a3b" officeooo:paragraph-rsid="00113a3b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113a3b" officeooo:paragraph-rsid="002ce62c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048fdb" officeooo:paragraph-rsid="00048fd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paragraph-rsid="00048fdb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04f8d1" officeooo:paragraph-rsid="0004f8d1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paragraph-rsid="00050f6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ee8ac" officeooo:paragraph-rsid="001a44b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09427" officeooo:paragraph-rsid="001a44b7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paragraph-rsid="000662b8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662b8" style:font-size-asian="12pt" style:font-size-complex="12pt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paragraph-rsid="00050f66" style:font-size-asian="12pt" style:font-size-complex="12pt"/>
    </style:style>
    <style:style style:name="P4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paragraph-rsid="000ee8a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officeooo:rsid="00119381" officeooo:paragraph-rsid="00119381"/>
    </style:style>
    <style:style style:name="P43" style:family="paragraph" style:parent-style-name="Standard">
      <style:text-properties officeooo:rsid="00119381" officeooo:paragraph-rsid="001325c1"/>
    </style:style>
    <style:style style:name="P44" style:family="paragraph" style:parent-style-name="Standard">
      <style:text-properties style:text-underline-style="none" officeooo:paragraph-rsid="00113a3b"/>
    </style:style>
    <style:style style:name="P45" style:family="paragraph" style:parent-style-name="Standard">
      <style:text-properties style:text-underline-style="none" officeooo:rsid="00119381" officeooo:paragraph-rsid="00119381"/>
    </style:style>
    <style:style style:name="P46" style:family="paragraph" style:parent-style-name="Standard">
      <style:text-properties style:text-underline-style="none" officeooo:rsid="00119381" officeooo:paragraph-rsid="001325c1"/>
    </style:style>
    <style:style style:name="P47" style:family="paragraph" style:parent-style-name="Standard">
      <style:text-properties style:text-underline-style="none" officeooo:paragraph-rsid="00119381"/>
    </style:style>
    <style:style style:name="P48" style:family="paragraph" style:parent-style-name="Standard">
      <style:text-properties style:text-underline-style="none" officeooo:paragraph-rsid="001325c1"/>
    </style:style>
    <style:style style:name="P49" style:family="paragraph" style:parent-style-name="Standard">
      <style:text-properties style:text-underline-style="none" officeooo:rsid="001325c1" officeooo:paragraph-rsid="001325c1"/>
    </style:style>
    <style:style style:name="P50" style:family="paragraph" style:parent-style-name="Standard">
      <style:text-properties fo:color="#000000" loext:opacity="100%" style:font-name="Liberation Serif" fo:font-size="12pt" style:text-underline-style="none" fo:font-weight="normal" officeooo:paragraph-rsid="00050f66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loext:opacity="100%" style:font-name="Liberation Serif" fo:font-size="12pt" fo:font-style="normal" style:text-underline-style="none" fo:font-weight="normal" officeooo:paragraph-rsid="00050f66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loext:opacity="100%" style:font-name="Liberation Serif" fo:font-size="14pt" officeooo:paragraph-rsid="0022ec8d" style:font-size-asian="14pt" style:font-size-complex="14pt"/>
    </style:style>
    <style:style style:name="P53" style:family="paragraph" style:parent-style-name="Standard">
      <style:text-properties fo:color="#000000" loext:opacity="100%" style:font-name="Liberation Serif" fo:font-size="14pt" officeooo:rsid="001bdf3d" officeooo:paragraph-rsid="0022ec8d" style:font-size-asian="14pt" style:font-size-complex="14pt"/>
    </style:style>
    <style:style style:name="P54" style:family="paragraph" style:parent-style-name="Standard">
      <style:text-properties fo:color="#000000" loext:opacity="100%" fo:font-size="14pt" style:text-underline-style="none" fo:font-weight="normal" officeooo:rsid="002954b5" officeooo:paragraph-rsid="002954b5" style:font-size-asian="14pt" style:font-weight-asian="normal" style:font-size-complex="14pt" style:font-weight-complex="normal"/>
    </style:style>
    <style:style style:name="P55" style:family="paragraph" style:parent-style-name="Standard">
      <style:text-properties officeooo:paragraph-rsid="001a44b7"/>
    </style:style>
    <style:style style:name="P56" style:family="paragraph" style:parent-style-name="Standard">
      <style:text-properties fo:color="#1c1c1c" loext:opacity="100%" style:font-name="Liberation Serif" fo:font-size="14pt" officeooo:paragraph-rsid="0022ec8d" style:font-size-asian="14pt" style:font-size-complex="14pt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e60d5" officeooo:paragraph-rsid="002e60d5" style:font-size-asian="14pt" style:font-weight-asian="bold" style:font-size-complex="14pt" style:font-weight-complex="bold"/>
    </style:style>
    <style:style style:name="T1" style:family="text">
      <style:text-properties fo:font-size="12pt" officeooo:rsid="00065a91" style:font-size-asian="12pt" style:font-size-complex="12pt"/>
    </style:style>
    <style:style style:name="T2" style:family="text">
      <style:text-properties fo:font-size="12pt" officeooo:rsid="0008da45" style:font-size-asian="12pt" style:font-size-complex="12pt"/>
    </style:style>
    <style:style style:name="T3" style:family="text">
      <style:text-properties fo:font-size="12pt" style:text-underline-style="none" fo:font-weight="normal" officeooo:rsid="001325c1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13a3b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19381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325c1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52b56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officeooo:rsid="00065a91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style:font-size-asian="14pt" style:font-weight-asian="normal" style:font-size-complex="14pt" style:font-weight-complex="normal"/>
    </style:style>
    <style:style style:name="T14" style:family="text">
      <style:text-properties style:text-underline-style="none" style:font-size-asian="14pt" style:font-weight-asian="normal" style:font-size-complex="14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4d08f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662b8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62b8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62b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7701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09427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Liberation Serif" fo:letter-spacing="normal" fo:font-style="normal" fo:font-weight="normal" officeooo:rsid="000ee8ac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109427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77015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officeooo:rsid="000662b8" style:text-blinking="fals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666666" loext:opacity="100%" style:font-name="Liberation 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style:font-name="Liberation Serif" fo:letter-spacing="normal" fo:font-style="normal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8" style:family="text">
      <style:text-properties fo:color="#000000" loext:opacity="100%" officeooo:rsid="0022ec8d"/>
    </style:style>
    <style:style style:name="T39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0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1" style:family="text">
      <style:text-properties fo:font-size="14pt" style:text-underline-style="solid" style:text-underline-width="auto" style:text-underline-color="font-color" fo:font-weight="normal" officeooo:rsid="00077015" style:font-size-asian="14pt" style:font-weight-asian="normal" style:font-size-complex="14pt" style:font-weight-complex="normal"/>
    </style:style>
    <style:style style:name="T42" style:family="text">
      <style:text-properties officeooo:rsid="000b8daf"/>
    </style:style>
    <style:style style:name="T43" style:family="text">
      <style:text-properties officeooo:rsid="001325c1"/>
    </style:style>
    <style:style style:name="T44" style:family="text">
      <style:text-properties officeooo:rsid="0022ec8d"/>
    </style:style>
    <style:style style:name="T45" style:family="text">
      <style:text-properties officeooo:rsid="0024d08f"/>
    </style:style>
    <style:style style:name="T46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TD Environnement Économique</text:p>
      <text:p text:style-name="P1"/>
      <text:p text:style-name="P1">2 - Réaliser un lexique </text:p>
      <text:p text:style-name="P1"/>
      <text:p text:style-name="P13"><text:span text:style-name="T12">Économie :</text:span> </text:p>
      <text:p text:style-name="P13"><text:span text:style-name="T11"><text:tab/>L</text:span><text:span text:style-name="T1">’économie a pour objet de satisfaire des besoins humains illimités avec des biens limités <text:tab/>ou rares. Des choix sont nécessaires. La science économique est le sciences de ces choix.</text:span></text:p>
      <text:p text:style-name="P25"/>
      <text:p text:style-name="P55"><text:span text:style-name="T40">Macro-économie :</text:span><text:span text:style-name="T39"> </text:span></text:p>
      <text:p text:style-name="P55"><text:span text:style-name="T31"><text:tab/></text:span><text:span text:style-name="T18">Partie de la science économique qui se propose d'expliquer les relations entre les <text:tab/>agrégats</text:span><text:span text:style-name="T21">(</text:span><text:span text:style-name="Strong_20_Emphasis"><text:span text:style-name="T33">Produit intérieur brut ;inflation ;</text:span></text:span><text:span text:style-name="T20">Chômage ;Taux <text:tab/>d'intérêt ;Consommation ;Revenu..</text:span><text:span text:style-name="T34">.</text:span><text:span text:style-name="T19">)</text:span><text:span text:style-name="T18"> d'une économie et envisage les faits économiques <text:tab/>globaux.</text:span></text:p>
      <text:p text:style-name="P39"/>
      <text:p text:style-name="P23"><text:span text:style-name="T13">Micro-économie :</text:span><text:span text:style-name="T14"> </text:span></text:p>
      <text:p text:style-name="P23"><text:span text:style-name="T26"><text:tab/></text:span><text:span text:style-name="T17">Branche de la science économique étudiant les comportements individuels des agents <text:tab/>économiques, et notamment leurs prises de décisions.</text:span></text:p>
      <text:p text:style-name="P40"/>
      <text:p text:style-name="P8">Marché :</text:p>
      <text:p text:style-name="P26"><text:tab/>Un marché est un lieu de rencontre entre offre et la demande qui détermine un prix et une <text:tab/>quantité d’équilibre.</text:p>
      <text:p text:style-name="P25"/>
      <text:p text:style-name="P11"><text:span text:style-name="T12">J.M. Keynes (quelques éléments bibliographiques) :</text:span> <text:span text:style-name="T2">J.M.Keynes a crée le courant <text:tab/>Keynésien . Les principaux principe du courant keynésien sont les théorie général de <text:tab/>l’emploie, de l’intérêt de la monnaie. Il a imagine tous sa en 1936.</text:span></text:p>
      <text:p text:style-name="P11"/>
      <text:p text:style-name="P11"><text:span text:style-name="T12">A Smith (quelques éléments bibliographiques) :</text:span><text:span text:style-name="T42">Adam Smith a crée le courant <text:tab/>libéralisme aux 18eme siècle. Le courant libéralisme est centre sur le marche et <text:tab/>en particulier sur les types de marché.</text:span></text:p>
      <text:p text:style-name="P11"/>
      <text:p text:style-name="P7">K. Marx (quelques éléments bibliographiques) :</text:p>
      <text:p text:style-name="P11"/>
      <text:p text:style-name="P55"><text:span text:style-name="T40">Déficit public :</text:span><text:span text:style-name="T39"> </text:span></text:p>
      <text:p text:style-name="P55"><text:span text:style-name="T31"><text:tab/></text:span><text:span text:style-name="T20">Le déficit budgétaire est la </text:span><text:span text:style-name="Strong_20_Emphasis"><text:span text:style-name="T20">situation dans laquelle les recettes de l’</text:span></text:span><text:span text:style-name="Strong_20_Emphasis"><text:span text:style-name="T21">é</text:span></text:span><text:span text:style-name="Strong_20_Emphasis"><text:span text:style-name="T20">tat sont inférieures à ses <text:tab/>dépenses</text:span></text:span><text:span text:style-name="T20"> au cours d’une année. C’est donc un solde négatif.</text:span><text:span text:style-name="T37"> </text:span></text:p>
      <text:p text:style-name="P50"/>
      <text:p text:style-name="P8">Dette publique :</text:p>
      <text:p text:style-name="P55"><text:span text:style-name="T22"><text:tab/>La dette publique correspond à l'ensemble des engagements financiers pris sous forme <text:tab/>d'emprunts par </text:span><text:span text:style-name="T23">l’état</text:span><text:span text:style-name="T22">, les collectivités publiques et les organismes qui en dépendent <text:tab/>directement.</text:span></text:p>
      <text:p text:style-name="P51"/>
      <text:p text:style-name="P55"><text:span text:style-name="T40">BCE :</text:span><text:span text:style-name="T39"> </text:span></text:p>
      <text:p text:style-name="P55"><text:span text:style-name="T31"><text:tab/></text:span><text:span text:style-name="T20">La Banque centrale européenne est la principale institution monétaire de l'Union <text:tab/>européenne.</text:span></text:p>
      <text:p text:style-name="P38"/>
      <text:p text:style-name="P55"><text:span text:style-name="T41">F</text:span><text:span text:style-name="T40">onctions régaliennes :</text:span><text:span text:style-name="T39"> </text:span></text:p>
      <text:p text:style-name="P55"><text:soft-page-break/><text:span text:style-name="T32"><text:tab/></text:span><text:span text:style-name="T24">La f</text:span><text:span text:style-name="T22">onctions régaliennes désignent les marques de souveraineté dont dispose la royauté ou <text:tab/>l’</text:span><text:span text:style-name="T24">état</text:span><text:span text:style-name="T22">. On y inclut couramment la sécurité intérieure </text:span><text:span text:style-name="T24">(police </text:span><text:span text:style-name="T22">e</text:span><text:span text:style-name="T24">t justice</text:span><text:span text:style-name="T22">), la sécurité extérieure <text:tab/></text:span><text:span text:style-name="T24">(armée</text:span><text:span text:style-name="T22">) et </text:span><text:span text:style-name="T24">la monnaie</text:span><text:span text:style-name="T22">.</text:span></text:p>
      <text:p text:style-name="P35"/>
      <text:p text:style-name="P10"><text:span text:style-name="T27">Croissance :</text:span><text:span text:style-name="T29"> </text:span></text:p>
      <text:p text:style-name="P36"><text:tab/>La croissance est ‘l’augmentation soutenue pendant une période longue d’un indicateur de <text:tab/>production’.</text:p>
      <text:p text:style-name="P41"/>
      <text:p text:style-name="P10"><text:span text:style-name="T27">PIB :</text:span><text:span text:style-name="T29"> </text:span></text:p>
      <text:p text:style-name="P36"><text:tab/>Somme des valeurs ajoutés de l’ensemble des entreprise et des administration d’un pays,à <text:tab/>laquelle on rajoute les droits de douane</text:p>
      <text:p text:style-name="P41"/>
      <text:p text:style-name="P9"><text:span text:style-name="T27">Rapport Meadows :</text:span><text:span text:style-name="T29"> </text:span></text:p>
      <text:p text:style-name="P41"/>
      <text:p text:style-name="P41"/>
      <text:p text:style-name="P10"><text:span text:style-name="T27">Joseph Stiglitz (quelques éléments biographiques) :</text:span><text:span text:style-name="T29"> </text:span></text:p>
      <text:p text:style-name="P10"><text:span text:style-name="T30"><text:tab/>J</text:span><text:span text:style-name="T25">oseph Stiglitz est née le 9 février 1943 , il est un grand économiste Américain des reconnu <text:tab/>grasse a ses nombreux prix, il a également joué des nombreux rôle dans la politique</text:span></text:p>
      <text:p text:style-name="P41"/>
      <text:p text:style-name="P10"><text:span text:style-name="T27">population activ</text:span><text:span text:style-name="T28">e</text:span><text:span text:style-name="T27"> :</text:span><text:span text:style-name="T22"> </text:span></text:p>
      <text:p text:style-name="P37"><text:tab/>La population active il y en a 2 types, les occupée qui on un emplois est chômeur .</text:p>
      <text:p text:style-name="P11"/>
      <text:p text:style-name="P1">3 - Les chiffres de l’économie </text:p>
      <text:p text:style-name="P1"/>
      <text:p text:style-name="P33">• Montant du PIB</text:p>
      <text:p text:style-name="P32"><text:tab/>Le montant du PIB au trimestre 1 en France et de 576,9 milliards d’euros.</text:p>
      <text:p text:style-name="P4"><text:a xlink:type="simple" xlink:href="https://fr.statista.com/statistiques/479458/pib-de-la-france/" text:style-name="Internet_20_link" text:visited-style-name="Visited_20_Internet_20_Link">https://fr.statista.com/statistiques/479458/pib-de-la-france/</text:a></text:p>
      <text:p text:style-name="P32"/>
      <text:p text:style-name="P33">• Montant de la dette en % PIB </text:p>
      <text:p text:style-name="P32"><text:tab/>La dette en pourcentage en France en 2019 est de 98,1%</text:p>
      <text:p text:style-name="P3"><text:a xlink:type="simple" xlink:href="https://www.insee.fr/fr/statistiques/4470888#:~:text=°%202020%2D73-,En" text:style-name="Internet_20_link" text:visited-style-name="Visited_20_Internet_20_Link">https://www.insee.fr/fr/statistiques/4470888#:~:text=%C2%B0%202020%2D73-,En</text:a><text:a xlink:type="simple" xlink:href="https://www.insee.fr/fr/statistiques/4470888#:~:text=°%202020%2D73-,En%202019%2C%20le%20déficit%20public%20s'élève%20à%203%2C,2%2C3%20%25%20en%202018" text:style-name="Internet_20_link" text:visited-style-name="Visited_20_Internet_20_Link">%202019%2C%20le%20d%C3%A9ficit%20public%20s'%C3%A9l%C3%A8ve%20%C3%A0%203%2C,2%2C3%20%25%20en%202018</text:a><text:span text:style-name="T4">.</text:span></text:p>
      <text:p text:style-name="P33"/>
      <text:p text:style-name="P33">• Montant du déficit budgétaire en % PIB</text:p>
      <text:p text:style-name="P32"><text:tab/>le montant du déficit budgétaire et 3%</text:p>
      <text:p text:style-name="P3"><text:a xlink:type="simple" xlink:href="https://ec.europa.eu/eurostat/databrowser/view/gov_10dd_edpt1/default/table?lang=en" text:style-name="Internet_20_link" text:visited-style-name="Visited_20_Internet_20_Link">https://ec.europa.eu/eurostat/databrowser/view/gov_10dd_edpt1/default/table?lang=en</text:a></text:p>
      <text:p text:style-name="P33"/>
      <text:p text:style-name="P33">• Déficit de la sécurité sociale </text:p>
      <text:p text:style-name="P34"><text:tab/>plus de 5 milliards d’euros en 2019 et presque 44 milliards en 2020.</text:p>
      <text:p text:style-name="P5"><text:a xlink:type="simple" xlink:href="https://www.lemonde.fr/sante/article/2019/09/28/securite-sociale-plus-de-5-milliards-d-" text:style-name="Internet_20_link" text:visited-style-name="Visited_20_Internet_20_Link">https://www.lemonde.fr/sante/article/2019/09/28/securite-sociale-plus-de-5-milliards-d-</text:a><text:a xlink:type="simple" xlink:href="https://www.lemonde.fr/sante/article/2019/09/28/securite-sociale-plus-de-5-milliards-d-euros-de-deficit-en-2019-et-2020_6013466_1651302.html" text:style-name="Internet_20_link" text:visited-style-name="Visited_20_Internet_20_Link"><text:tab/>euros-de-deficit-en-2019-et-2020_6013466_1651302.html</text:a></text:p>
      <text:p text:style-name="P34"/>
      <text:p text:style-name="P33">• SMIC horaire brut et net :</text:p>
      <text:p text:style-name="P34"><text:tab/>SMIC horaire brut 10,15€</text:p>
      <text:p text:style-name="P34"><text:tab/>SMIC horaire brut 8,03€</text:p>
      <text:p text:style-name="P5"><text:a xlink:type="simple" xlink:href="https://www.juritravail.com/chiffres-et-indices/smic.html" text:style-name="Internet_20_link" text:visited-style-name="Visited_20_Internet_20_Link">https://www.juritravail.com/chiffres-et-indices/smic.html</text:a></text:p>
      <text:p text:style-name="P34"><text:soft-page-break/></text:p>
      <text:p text:style-name="P44"><text:span text:style-name="T5">• </text:span><text:span text:style-name="T6">Taux de chômage en France :</text:span></text:p>
      <text:p text:style-name="P30"><text:tab/>2019 : 8,1 %</text:p>
      <text:p text:style-name="P30"><text:tab/>2018 : 8,8 %</text:p>
      <text:p text:style-name="P30"><text:tab/>2017 : 9,4 %</text:p>
      <text:p text:style-name="P5"><text:a xlink:type="simple" xlink:href="https://www.insee.fr/fr/accueil" text:style-name="Internet_20_link" text:visited-style-name="Visited_20_Internet_20_Link">https://www.insee.fr/fr/accueil</text:a></text:p>
      <text:p text:style-name="P34"/>
      <text:p text:style-name="P44"><text:span text:style-name="T5">• </text:span><text:span text:style-name="T6">Taux de chômage des hommes et des femmes en France :</text:span></text:p>
      <text:p text:style-name="P30"><text:tab/>Femmes 2019 :8,3 %</text:p>
      <text:p text:style-name="P30"><text:tab/>Hommes 2019 :8,4 %</text:p>
      <text:p text:style-name="P30"><text:a xlink:type="simple" xlink:href="http://www.observationsociete.fr/hommes-femmes/emploi/chomage-femmes-" text:style-name="Internet_20_link" text:visited-style-name="Visited_20_Internet_20_Link">http://www.observationsociete.fr/hommes-femmes/emploi/chomage-femmes-</text:a><text:a xlink:type="simple" xlink:href="http://www.observationsociete.fr/hommes-femmes/emploi/chomage-femmes-hommes.html#:~:text=A%20l'automne%202019%2C%20la,Cette%20situation%20est%20nouvelle" text:style-name="Internet_20_link" text:visited-style-name="Visited_20_Internet_20_Link">hommes.html#:~:text=A%20l'automne%202019%2C%20la,Cette%20situation%20est %20nouvelle</text:a>.</text:p>
      <text:p text:style-name="P31"><text:tab/>Femmes 2018 :8,3 %</text:p>
      <text:p text:style-name="P31"><text:tab/>Hommes 2018 :8,4 %</text:p>
      <text:p text:style-name="P31"><text:tab/>Femmes 2017 :8,3 %</text:p>
      <text:p text:style-name="P31"><text:tab/>Hommes 2017 :8,4 %</text:p>
      <text:p text:style-name="P30"/>
      <text:p text:style-name="P30"/>
      <text:p text:style-name="P30"/>
      <text:p text:style-name="P44"><text:span text:style-name="T5">• </text:span><text:span text:style-name="T6">Taux de chômage selon le diplôme :</text:span></text:p>
      <text:p text:style-name="P45"><text:span text:style-name="T6"><text:tab/>A</text:span><text:span text:style-name="T5">ucun diplôme, brevet des collèges : 15,5 %</text:span></text:p>
      <text:p text:style-name="P27"><text:tab/>Bac, cap, BEP ou équivalent :9,1 %</text:p>
      <text:p text:style-name="P27"><text:tab/>Bac + 2 ou plus :5,1 %</text:p>
      <text:p text:style-name="P27"><text:tab/>Ensemble :8,4 %</text:p>
      <text:p text:style-name="P42"><text:a xlink:type="simple" xlink:href="https://www.insee.fr/fr/statistiques/2429772" text:style-name="Internet_20_link" text:visited-style-name="Visited_20_Internet_20_Link"><text:span text:style-name="T10">https://www.insee.fr/fr/statistiques/2429772</text:span></text:a></text:p>
      <text:p text:style-name="P30"/>
      <text:p text:style-name="P47"><text:span text:style-name="T5">• </text:span><text:span text:style-name="T7">Nombre</text:span><text:span text:style-name="T6"> </text:span><text:span text:style-name="T7">d’habitants en France 2019</text:span></text:p>
      <text:p text:style-name="P27"><text:tab/>Le nombre d’habitants est :66,99 millions en 2019</text:p>
      <text:p text:style-name="P28"><text:a xlink:type="simple" xlink:href="https://ecas.ec.europa.eu/cas/login?loginRequestId=ECAS_LR-3715171-" text:style-name="Internet_20_link" text:visited-style-name="Visited_20_Internet_20_Link">https://ecas.ec.europa.eu/cas/login?loginRequestId=ECAS_LR-3715171-</text:a><text:a xlink:type="simple" xlink:href="https://ecas.ec.europa.eu/cas/login?loginRequestId=ECAS_LR-3715171-u5yhykRQxzUqM2yHlBNUBqDBo8S8jLhPtbCUCGVgtCYRzP370OM1qKrR1zZwnguxmgB8pOmRhmnvJdcDCmKy2uG-yntOf97TTHqtDGfEazjRDs-ZNki6SVWrzj2KUxeSxzpuKKhx16wrzGC6FwmyWzuknZWjrwIzm0DbawBsxUkzzozMUZUckDzmbqLnqWsG7kC9LOnW" text:style-name="Internet_20_link" text:visited-style-name="Visited_20_Internet_20_Link">u5yhykRQxzUqM2yHlBNUBqDBo8S8jLhPtbCUCGVgtCYRzP370OM1qKrR1zZwnguxmgB8pOmRhmnvJdcDCmKy2uG-yntOf97TTHqtDGfEazjRDs-ZNki6SVWrzj2KUxeSxzpuKKhx16wrzGC6FwmyWzuknZWjrwIzm0DbawBsxUkzzozMUZUckDzmbqLnqWsG7kC9LOnW</text:a></text:p>
      <text:p text:style-name="P27"/>
      <text:p text:style-name="P27"/>
      <text:p text:style-name="P47"><text:span text:style-name="T5">• </text:span><text:span text:style-name="T7">Nombre</text:span><text:span text:style-name="T6"> </text:span><text:span text:style-name="T7">de naissance en France :</text:span></text:p>
      <text:p text:style-name="P45"><text:span text:style-name="T5"><text:tab/>2019 :743000 </text:span><text:span text:style-name="T8">naissances</text:span></text:p>
      <text:p text:style-name="P46"><text:span text:style-name="T5"><text:tab/>2018 :749300 </text:span><text:span text:style-name="T8">naissances</text:span></text:p>
      <text:p text:style-name="P46"><text:span text:style-name="T5"><text:tab/>2017 :7601</text:span><text:span text:style-name="T8">00 naissances</text:span></text:p>
      <text:p text:style-name="P42"><text:a xlink:type="simple" xlink:href="https://www.insee.fr/fr/statistiques/4281618" text:style-name="Internet_20_link" text:visited-style-name="Visited_20_Internet_20_Link"><text:span text:style-name="T10">https://www.insee.fr/fr/statistiques/4281618</text:span></text:a></text:p>
      <text:p text:style-name="P27"/>
      <text:p text:style-name="P48"><text:span text:style-name="T5">• </text:span><text:span text:style-name="T7">Nombre</text:span><text:span text:style-name="T6"> </text:span><text:span text:style-name="T7">de naissance en France :</text:span></text:p>
      <text:p text:style-name="P46"><text:span text:style-name="T5"><text:tab/>2019 :743000 </text:span><text:span text:style-name="T8">naissances</text:span></text:p>
      <text:p text:style-name="P46"><text:span text:style-name="T5"><text:tab/>2018 :749300 </text:span><text:span text:style-name="T8">naissances</text:span></text:p>
      <text:p text:style-name="P46"><text:span text:style-name="T5"><text:tab/>2017 :7601</text:span><text:span text:style-name="T8">00 naissances</text:span></text:p>
      <text:p text:style-name="P43"><text:a xlink:type="simple" xlink:href="https://www.insee.fr/fr/statistiques/4281618" text:style-name="Internet_20_link" text:visited-style-name="Visited_20_Internet_20_Link"><text:span text:style-name="T10">https://www.insee.fr/fr/statistiques/4281618</text:span></text:a></text:p>
      <text:p text:style-name="P29"/>
      <text:p text:style-name="P48"><text:span text:style-name="T5">• </text:span><text:span text:style-name="T7">Nombre</text:span><text:span text:style-name="T6"> </text:span><text:span text:style-name="T7">de naissance en France :</text:span></text:p>
      <text:p text:style-name="P46"><text:span text:style-name="T5"><text:tab/>2019 :743000 </text:span><text:span text:style-name="T8">naissances</text:span></text:p>
      <text:p text:style-name="P46"><text:span text:style-name="T5"><text:tab/>2018 :749300 </text:span><text:span text:style-name="T8">naissances</text:span></text:p>
      <text:p text:style-name="P46"><text:span text:style-name="T5"><text:tab/>2017 :7601</text:span><text:span text:style-name="T8">00 naissances</text:span></text:p>
      <text:p text:style-name="P43"><text:soft-page-break/><text:a xlink:type="simple" xlink:href="https://www.insee.fr/fr/statistiques/4281618" text:style-name="Internet_20_link" text:visited-style-name="Visited_20_Internet_20_Link"><text:span text:style-name="T10">https://www.insee.fr/fr/statistiques/4281618</text:span></text:a></text:p>
      <text:p text:style-name="P29"/>
      <text:p text:style-name="P48"><text:span text:style-name="T5">• </text:span><text:span text:style-name="T9">Espérence</text:span><text:span text:style-name="T7"> en France :</text:span></text:p>
      <text:p text:style-name="P24"><text:span text:style-name="T43"><text:tab/>H</text:span>omme France : 79,7 ans</text:p>
      <text:p text:style-name="P49"><text:span text:style-name="T8"><text:tab/>F</text:span><text:span text:style-name="T5">emme France : 85,6 ans</text:span></text:p>
      <text:p text:style-name="P43"><text:a xlink:type="simple" xlink:href="https://www.insee.fr/fr/statistiques/4277640?sommaire=4318291#:~:text=En%20France" text:style-name="Internet_20_link" text:visited-style-name="Visited_20_Internet_20_Link"><text:span text:style-name="T12">https://www.insee.fr/fr/statistiques/4277640?sommaire=4318291#:~:text=En%20France</text:span></text:a><text:a xlink:type="simple" xlink:href="https://www.insee.fr/fr/statistiques/4277640?sommaire=4318291#:~:text=En%20France%2C%20en%202019%2C%20l,les%20femmes%200%2C2%20an" text:style-name="Internet_20_link" text:visited-style-name="Visited_20_Internet_20_Link"><text:span text:style-name="T12"><text:tab/>%2C%20en%202019%2C%20l,les%20femmes%200%2C2%20an</text:span></text:a><text:span text:style-name="T3">.</text:span></text:p>
      <text:p text:style-name="P24"/>
      <text:p text:style-name="P6"/>
      <text:p text:style-name="P2">4 – Compréhension et application : </text:p>
      <text:p text:style-name="P2"/>
      <text:p text:style-name="P12">Q.1. Résumez chacune des 8 idées en un paragraphe.</text:p>
      <text:p text:style-name="P14"/>
      <text:p text:style-name="P15"><text:tab/>La première solution qui est pensée par les économiques est de rétablir <text:tab/>ISF(impôt sécheresse) ceci sera un nouvel impôt qui serait un impôt <text:tab/>coronavirus . Cet <text:tab/>impôt permettait de combler le trou qui ces crée dû aux <text:tab/>coronavirus.<text:tab/>L’avantage d'Isf est que cela prend un impôt supplémentaire <text:tab/>équitablement pour pouvoir faire revenir économie en France.</text:p>
      <text:p text:style-name="P15"><text:tab/>Mais ISF est accusé de faire fuir les riches car il prélève plus aux riches qu'au <text:tab/>pauvre car après cette crise où seul quelque personne n'ont travaillé il y a un <text:tab/>troué dans le budget des familles.</text:p>
      <text:p text:style-name="P15"/>
      <text:p text:style-name="P16"><text:tab/>La deuxième solution est annulé les dettes de l'État. Pour cela il faudrait <text:tab/>prendre de l’argent sur la resservent des citoyens français et même des <text:tab/>entreprises. Cela se rendrait à prendre 39 % des économies des ménages <text:tab/>français.</text:p>
      <text:p text:style-name="P17"><text:tab/>Les avantages il y en a peut car cela permettre de faire reprendre économie de <text:tab/>la France mais a moindre consommation car on prendrait d'argent aux citoyens <text:tab/>ou aux entreprises. Cela mettre en fait des grandes entreprises et mettre en <text:tab/>difficulté beaucoup de foyer.IL y a cependant une solution possible effacer les <text:tab/>créances de la BCE.Mais cela est très compliqué à faire administrativement et <text:tab/>même cela porterait un problème de confiance pour Europe</text:p>
      <text:p text:style-name="P17"/>
      <text:p text:style-name="P17"/>
      <text:p text:style-name="P17"><text:tab/>Il y a une troisième solution est de distribuer de la monnaie hélicoptère.Cela <text:tab/>consisterait que la BCE dépose de l’argent sur le compte en banque de chacun <text:tab/>une certaine somme d'argent pour que l’on puisse la dépenser et donc faire <text:tab/>reprendre économie.</text:p>
      <text:p text:style-name="P18"><text:tab/>Mais il y a un problème, l’argent que l’on donnerait aux gens risque de finir <text:tab/>dans compte et de ne plus bouger là les gens risque de faire des économies car <text:tab/>après la crise que l’on vient d’avoir il risqué de vouloir faire des économies si <text:tab/>une deuxième crise comme celle-ci la reviendrait. Il y a aussi un problème <text:tab/>culturel et intellectuel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9"><text:tab/>La quatrième méthode consiste à utiliser l’épargne accumulée pendant le <text:tab/>confinement pour faire des dépenses ciblées et faire reprendre l’économie. Cela <text:tab/>peut être une bonne idée car cela pousse les gens à consommer dans le <text:tab/>commerce qui en on besoin comme le cinéma les restaurent ou les bars.</text:p>
      <text:p text:style-name="P20"><text:tab/>Il y aurait des aides pour acheter des voitures éclectiques ou rénovation <text:tab/>écologique des habitats.L’on peut aussi créer un nouveau livré épargne</text:p>
      <text:p text:style-name="P20"><text:tab/>(livrée c) pour canaliser les épargnes et permettre à l’état de faire repartir <text:tab/>économie.</text:p>
      <text:p text:style-name="P21"/>
      <text:p text:style-name="P21"/>
      <text:p text:style-name="P22"><text:tab/>La cinquième proposition est des taxes les multinationale. Une taxe de 30 % <text:tab/>pour tous les pays d'Europe permettrait de faire repartir économie.Cela <text:tab/>permettrait de faire une justice dans toute l’Europe et cela permuterait de faire <text:tab/>en sorte que tous les pays sont une même taxe et donc que certaines baisses les <text:tab/>taxe pour faire venir les gens..</text:p>
      <text:p text:style-name="P22"><text:tab/>Mais certains pays ne sont pas d’accord avec sa comme Autriche le Danemark <text:s/><text:tab/>et la Suède</text:p>
      <text:p text:style-name="P17"/>
      <text:p text:style-name="P56"><text:span text:style-name="T44"><text:tab/></text:span><text:span text:style-name="T38">L’Europe</text:span><text:span text:style-name="T36"> veut lutter contre les paradis fiscaux et empêcher les entreprises <text:tab/>d'obtenir des aides financières si elle en utilise tout en rendant des aides <text:tab/>publiques. </text:span><text:span text:style-name="T38">Mais il y a un problème c que nous ne pouvons pas savoir si une <text:tab/>entreprise utilise un paradis fiscal.</text:span></text:p>
      <text:p text:style-name="P52"/>
      <text:p text:style-name="P52"><text:tab/>Pour certains il faudrait réduire le temps de travail des français pour partager <text:tab/>les emplois disponibles, sauf que c'est la question inverse qui est posée <text:tab/>aujourd'hui. le président du Medef estime qu'il faudra bien se poser la question <text:tab/>du temps de travail, des jours fériés et des congés payés au moment du <text:tab/>déconfinnement, pour compenser la perte de productivité à cause des mesures <text:tab/>sanitaires <text:span text:style-name="T45">pour que les gens puisse faire des achat et reprendre econoie.</text:span>.</text:p>
      <text:p text:style-name="P52"/>
      <text:p text:style-name="P53"><text:span text:style-name="T15"><text:tab/>le revenu universel a été remis au goût du jour, ce <text:tab/>qui consiste à distribuer à <text:tab/>chaque adulte un revenue indépendant de ses ressources. En plein confinement, <text:tab/>un revenu universel aurait eu de nombreux avantages et ça aurait pu <text:tab/>protéger <text:tab/>ceux qui passent à travers les filets de la protection sociale et </text:span><text:span text:style-name="T16">garantir</text:span><text:span text:style-name="T15"> un niveau <text:tab/>de vie décent autour 1 000 et 1 <text:tab/>200 euros </text:span><text:span text:style-name="T16">pour tous le mondes.</text:span></text:p>
      <text:p text:style-name="P17"/>
      <text:p text:style-name="P17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Q.2. Identifiez celles (au moins 3) qui s’inscrivent directement dans le courant keynésien. Justifiez </text:p>
      <text:p text:style-name="P12"/>
      <text:p text:style-name="P54"><text:span text:style-name="T35"><text:tab/>Les 3 méthodes qui rentrent le plus dans le courant keynésien d’après moi sont <text:tab/>la distribution de la monnaie hélicoptère la taxe sur les multinationales pour <text:tab/>financer la reprise et rendre les aides publiques et les paradis fiscaux <text:tab/>inconciliables. Ces trois si sont le plus proche du courant keynésien d’après <text:tab/>moi car les trois rentrent dans la</text:span><text:span text:style-name="T46"> défi</text:span>nition du courant keynésien. Le courant <text:tab/>keynésien est un courant qui ^pense que l’état un rôle a joué dans l’économie <text:tab/>d’un pays et a donc une gestion sur économie. Les trois propositions sont <text:tab/>reliées à état comme la monnaie hélicoptère qui est distribué de l’argent de la <text:tab/>BCE a des citoyens . Ou même taxe les multinationaux pour faire reprendre <text:tab/>économie ou faire en sorte de faire plus attention à aux aides publiques et aux <text:tab/>paradis fiscaux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legreya SC" svg:font-family="'Alegreya SC'"/>
    <style:font-face style:name="Montserrat" svg:font-family="Montserrat, Arial, 'sans serif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2" number:min-decimal-places="2" number:min-integer-digits="1"/>
      <number:text>%</number:text>
    </number:percentag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2T11:18:43.324000000</meta:creation-date>
    <dc:date>2020-12-18T22:48:27.867000000</dc:date>
    <meta:editing-duration>PT11H8M40S</meta:editing-duration>
    <meta:editing-cycles>20</meta:editing-cycles>
    <meta:generator>LibreOffice/7.0.1.2$Windows_X86_64 LibreOffice_project/7cbcfc562f6eb6708b5ff7d7397325de9e764452</meta:generator>
    <meta:document-statistic meta:table-count="0" meta:image-count="0" meta:object-count="0" meta:page-count="6" meta:paragraph-count="106" meta:word-count="1480" meta:character-count="10087" meta:non-whitespace-character-count="8559"/>
  </office:meta>
</office:document-meta>
</file>